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"/>curl "https://bootstrap.pypa.io/get-pip.py" -o "get-pip.py"</text:p>
      <text:p text:style-name="Standard"><text:s text:c="4"/>apt-get install python</text:p>
      <text:p text:style-name="Standard"><text:s text:c="4"/>apt install python-pip</text:p>
      <text:p text:style-name="Standard"><text:s text:c="4"/>python get-pip.py --user</text:p>
      <text:p text:style-name="Standard"><text:tab/></text:p>
      <text:p text:style-name="Standard"><text:s text:c="4"/></text:p>
      <text:p text:style-name="Standard"><text:s text:c="4"/>sudo pip install awscli --user</text:p>
      <text:p text:style-name="Standard"><text:s text:c="4"/></text:p>
      <text:p text:style-name="Standard"><text:s text:c="4"/>sudo apt install awscli</text:p>
      <text:p text:style-name="Standard"><text:s text:c="4"/>aws configure</text:p>
      <text:p text:style-name="Standard"/>
      <text:p text:style-name="Standard"><text:s text:c="4"/>aws ec2 describe-regions --output table</text:p>
      <text:p text:style-name="Standard"><text:s text:c="4"/></text:p>
      <text:p text:style-name="Standard"><text:s text:c="4"/>aws ec2 create-security-group --group-name aws-cli-demo --vpc-id vpc-75ce600d --description "security group for development environment"</text:p>
      <text:p text:style-name="Standard"/>
      <text:p text:style-name="Standard"><text:s text:c="4"/>aws ec2 authorize-security-group-ingress --group-name test1234 --protocol tcp --port 22 --cidr 0.0.0.0/0</text:p>
      <text:p text:style-name="Standard"/>
      <text:p text:style-name="Standard"><text:s text:c="4"/>aws ec2 create-key-pair --key-name test --query 'KeyMaterial' --output text &gt; test1.pem</text:p>
      <text:p text:style-name="Standard"/>
      <text:p text:style-name="Standard"><text:s text:c="4"/>chmod 400 test1.pem </text:p>
      <text:p text:style-name="Standard"/>
      <text:p text:style-name="Standard"><text:s text:c="4"/>aws ec2 run-instances --image-id ami-db710fa3 --subnet-id subnet-5a75b83c --security-group-ids sg-0d843f7c --count 1 --instance-type t2.micro --key-name test --query 'Instances[0].InstanceId'</text:p>
      <text:p text:style-name="Standard"><text:s/></text:p>
      <text:p text:style-name="Standard"><text:s text:c="4"/>ssh -i "test1.pem" ubuntu@ec2-34-217-99-215.us-west-2.compute.amazonaws.com</text:p>
      <text:p text:style-name="Standard"/>
      <text:p text:style-name="Standard"><text:s text:c="4"/>aws ec2 describe-instances --instance-ids i-04a0ee743861c3185</text:p>
      <text:p text:style-name="Standard"/>
      <text:p text:style-name="Standard"/>
      <text:p text:style-name="Standard"><text:s text:c="4"/>aws ec2 create-tags --resources i-04a0ee743861c3185 --tags Key=Name,Value=test</text:p>
      <text:p text:style-name="Standard"/>
      <text:p text:style-name="Standard"><text:s text:c="4"/>aws ec2 describe-instances --filters "Name=tag:Name,Values=MyInstance"</text:p>
      <text:p text:style-name="Standard"/>
      <text:p text:style-name="Standard"><text:s text:c="2"/>aws ec2 stop-instances --instance-ids i-0435a20c5376a62f4</text:p>
      <text:p text:style-name="Standard"/>
      <text:p text:style-name="Standard">==================================================</text:p>
      <text:p text:style-name="Standard">Easticip:--</text:p>
      <text:p text:style-name="Standard">=============================</text:p>
      <text:p text:style-name="Standard"/>
      <text:p text:style-name="Standard">aws ec2 allocate-address</text:p>
      <text:p text:style-name="Standard"/>
      <text:p text:style-name="Standard">aws ec2 associate-address --instance-id i-07ffe74c7330ebf53 --public-ip 198.51.100.0</text:p>
      <text:p text:style-name="Standard"/>
      <text:p text:style-name="Standard">---------------------------------------------------------------------------------------------</text:p>
      <text:p text:style-name="Standard"/>
      <text:p text:style-name="Standard">s3:--</text:p>
      <text:p text:style-name="Standard">----------------------------</text:p>
      <text:p text:style-name="Standard">aws s3 mb s3://testing123456567 <text:s/>-----------&gt; creating bucket</text:p>
      <text:p text:style-name="Standard"/>
      <text:p text:style-name="Standard"><text:s/>aws s3 rb s3://testing123456567 <text:s/>------------- removce bucket</text:p>
      <text:p text:style-name="Standard"><text:soft-page-break/></text:p>
      <text:p text:style-name="Standard"><text:s/>aws s3 ls -----------&gt; list all buckets</text:p>
      <text:p text:style-name="Standard"/>
      <text:p text:style-name="Standard">aws s3 ls s3://samples1234 <text:s/>--------&gt; </text:p>
      <text:p text:style-name="Standard"/>
      <text:p text:style-name="Standard">sudo aws s3 cp include.yml s3://samples1234</text:p>
      <text:p text:style-name="Standard"/>
      <text:p text:style-name="Standard">aws s3 presign s3://awss3demo12/voter.jpg ---&gt; make public</text:p>
      <text:p text:style-name="Standard"/>
      <text:p text:style-name="Standard">aws s3 website s3://awss3demo12 --index-document index.html --error-document error.html</text:p>
      <text:p text:style-name="Standard"/>
      <text:p text:style-name="Standard">// Copy MyFile.txt in current directory to s3://my-bucket/path</text:p>
      <text:p text:style-name="Standard">$ aws s3 cp MyFile.txt s3://my-bucket/path/</text:p>
      <text:p text:style-name="Standard"/>
      <text:p text:style-name="Standard">// Move all .jpg files in s3://my-bucket/path to ./MyDirectory</text:p>
      <text:p text:style-name="Standard">$ aws s3 mv s3://my-bucket/path ./MyDirectory --exclude '*' --include '*.jpg' --recursive</text:p>
      <text:p text:style-name="Standard"/>
      <text:p text:style-name="Standard">// List the contents of my-bucket</text:p>
      <text:p text:style-name="Standard">$ aws s3 ls s3://my-bucket</text:p>
      <text:p text:style-name="Standard"/>
      <text:p text:style-name="Standard">// List the contents of path in my-bucket</text:p>
      <text:p text:style-name="Standard">$ aws s3 ls s3://my-bucket/path/</text:p>
      <text:p text:style-name="Standard"/>
      <text:p text:style-name="Standard">aws s3 rb s3://jenkinss312 --force</text:p>
      <text:p text:style-name="Standard"/>
      <text:p text:style-name="Standard"/>
      <text:p text:style-name="Standard">// Delete s3://my-bucket/path/MyFile.txt</text:p>
      <text:p text:style-name="Standard">$ aws s3 rm s3://my-bucket/path/MyFile.txt</text:p>
      <text:p text:style-name="Standard"/>
      <text:p text:style-name="Standard">// Delete s3://my-bucket/path and all of its contents</text:p>
      <text:p text:style-name="Standard">$ aws s3 rm s3://my-bucket/path --recursive</text:p>
      <text:p text:style-name="Standard"/>
      <text:p text:style-name="Standard">Ref link: - https://www.thegeekstuff.com/2019/04/aws-s3-cli-examples/</text:p>
      <text:p text:style-name="Standard"/>
      <text:p text:style-name="Standard">-------------------------------</text:p>
      <text:p text:style-name="Standard">glacier:--</text:p>
      <text:p text:style-name="Standard">-----------------------------</text:p>
      <text:p text:style-name="Standard"/>
      <text:p text:style-name="Standard">aws glacier create-vault --vault-name my-vault --account-id 847986217538</text:p>
      <text:p text:style-name="Standard"/>
      <text:p text:style-name="Standard">aws glacier upload-archive --account-id 847986217538 <text:s/>--vault-name demotest --body TechdatCommunicationss.war</text:p>
      <text:p text:style-name="Standard">{</text:p>
      <text:p text:style-name="Standard"><text:s text:c="4"/>"location": "/847986217538/vaults/demotest/archives/2iq4zTun2TBaeEpKa1oHJkNAuJCRr1mxBZ0LObx9oR18RzKj7BgmoF1LHHJECc2zoEU5-ONU4kukY5sqxMpEBfDkiq1yHQb9NpZbUKG7DZSRan9flRh6vFXxox3NcVrtNiLnPeJpYw",</text:p>
      <text:p text:style-name="Standard"><text:s text:c="4"/>"checksum": "cbc5fe0b694593bf444aaf95737bef69b00368340047a1feb73c41cee847e4b2",</text:p>
      <text:p text:style-name="Standard"><text:s text:c="4"/>"archiveId": "2iq4zTun2TBaeEpKa1oHJkNAuJCRr1mxBZ0LObx9oR18RzKj7BgmoF1LHHJECc2zoEU5-ONU4kukY5sqxMpEBfDkiq1yHQb9NpZbUKG7DZSRan9flRh6vFXxox3NcVrtNiLnPeJpYw"</text:p>
      <text:p text:style-name="Standard">}</text:p>
      <text:p text:style-name="Standard"><text:soft-page-break/></text:p>
      <text:p text:style-name="Standard"/>
      <text:p text:style-name="Standard">aws glacier describe-vault --vault-name testing <text:s/>--account-id 426831777344</text:p>
      <text:p text:style-name="Standard"/>
      <text:p text:style-name="Standard">aws glacier delete-vault --vault-name my-vault --account-id -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12:11:34.115598223</meta:creation-date>
    <dc:date>2019-12-03T12:11:58.154688125</dc:date>
    <meta:editing-duration>PT24S</meta:editing-duration>
    <meta:editing-cycles>1</meta:editing-cycles>
    <meta:document-statistic meta:table-count="0" meta:image-count="0" meta:object-count="0" meta:page-count="3" meta:paragraph-count="64" meta:word-count="350" meta:character-count="3401" meta:non-whitespace-character-count="3052"/>
    <meta:generator>LibreOffice/6.0.7.3$Linux_X86_64 LibreOffice_project/00m0$Build-3</meta:generator>
  </office:meta>
</office:document-meta>
</file>